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 Condensed" svg:font-family="'Nimbus Sans L Condensed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style:font-name="Nimbus Sans L Condensed"/>
    </style:style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2"/>
    <style:style style:name="P10" style:family="paragraph" style:parent-style-name="Standard" style:list-style-name="L2"/>
    <style:style style:name="P11" style:family="paragraph" style:parent-style-name="Standard" style:list-style-name="L2"/>
    <style:style style:name="P12" style:family="paragraph" style:parent-style-name="Standard" style:list-style-name="L2"/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 style:list-style-name="L3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 style:list-style-name="L3"/>
    <style:style style:name="P16" style:family="paragraph" style:parent-style-name="Standard" style:list-style-name="L3"/>
    <style:style style:name="P17" style:family="paragraph" style:parent-style-name="Standard" style:list-style-name="L3"/>
    <style:style style:name="P18" style:family="paragraph" style:parent-style-name="Standard">
      <style:text-properties style:text-underline-style="none" fo:font-weight="bold" style:font-weight-asian="bold" style:font-weight-complex="bold"/>
    </style:style>
    <style:style style:name="P19" style:family="paragraph" style:parent-style-name="Standard">
      <style:text-properties fo:font-style="italic" style:font-style-asian="italic" style:font-style-complex="italic"/>
    </style:style>
    <style:style style:name="P20" style:family="paragraph" style:parent-style-name="Standard">
      <style:paragraph-properties fo:margin-left="0.4925in" fo:margin-right="0in" fo:text-indent="0in" style:auto-text-indent="false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style:font-name="Nimbus Sans L Condensed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style:font-name="Liberation Sans" fo:font-size="10pt" style:font-size-asian="10pt" style:font-size-complex="10pt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style:font-name="Nimbus Sans L Condens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Liberation Serif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2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4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57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09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61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14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66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18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71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viz plugins</text:p>
      <text:p text:style-name="Standard"/>
      <text:p text:style-name="Standard"><text:span text:style-name="T9">Plugins</text:span> provide a means of flexibly extending the graphviz tools: <text:span text:style-name="T2">dot</text:span>, <text:span text:style-name="T2">neato</text:span>, etc.</text:p>
      <text:p text:style-name="Standard"/>
      <text:p text:style-name="Standard">The objectives for graphviz <text:span text:style-name="T10">plugins</text:span> are to:</text:p>
      <text:list text:style-name="L1">
        <text:list-item>
          <text:p text:style-name="P3">Support independent compilation so that features can be provided by third-parties.</text:p>
        </text:list-item>
        <text:list-item>
          <text:p text:style-name="P3">Support independent packaging to that features can be installed at the user's discretion, at a later time than the base package.</text:p>
        </text:list-item>
        <text:list-item>
          <text:p text:style-name="P3">Support optional platform-specific functionality without adding complexity or dependencies to the base package (e.g. renderers for a specific windowing system).</text:p>
        </text:list-item>
        <text:list-item>
          <text:p text:style-name="P3">Unbundle some lesser-used functionality from dot into <text:span text:style-name="T10">plugins</text:span><text:span text:style-name="T2"> s</text:span>o that the core of dot can be smaller and faster.</text:p>
        </text:list-item>
        <text:list-item>
          <text:p text:style-name="P3">Unbundle some older functionality from dot into <text:span text:style-name="T10">plugins</text:span> so that the facilities are still available, but optionally and not in the core. <text:s text:c="2"/>For example the use of libgd.</text:p>
        </text:list-item>
      </text:list>
      <text:p text:style-name="Standard"/>
      <text:p text:style-name="Standard">Some constraints considered in there design were:</text:p>
      <text:list text:style-name="L2">
        <text:list-item>
          <text:p text:style-name="P8">To minimize any performance penalty from the use of plugins.</text:p>
        </text:list-item>
        <text:list-item>
          <text:p text:style-name="P8">To make the use of plugins transparent to the user and sys admin.</text:p>
        </text:list-item>
        <text:list-item>
          <text:p text:style-name="P8">To permit an option to link plugins statically at build time.</text:p>
        </text:list-item>
        <text:list-item>
          <text:p text:style-name="P8">To permit an option to always load plugins at run-time, not waiting for demand.</text:p>
        </text:list-item>
        <text:list-item>
          <text:p text:style-name="P8">To continue to support the old-style codegens, at least until completely replaced by plugins.</text:p>
        </text:list-item>
      </text:list>
      <text:p text:style-name="Standard"/>
      <text:p text:style-name="Standard"/>
      <text:p text:style-name="P1">Terminology</text:p>
      <text:p text:style-name="Standard"/>
      <text:p text:style-name="Standard">A <text:span text:style-name="T2">plugin</text:span> (or <text:span text:style-name="T2">plugin_type</text:span>) provides a facility like a PNG renderer or an Xlib window driver, <text:s/>Each <text:span text:style-name="T2">plugin</text:span> implements a <text:span text:style-name="T2">plugin-api</text:span>.</text:p>
      <text:p text:style-name="Standard"/>
      <text:p text:style-name="Standard">A <text:span text:style-name="T2">plugin-api</text:span> is the exposed interface between the graphviz core and the <text:span text:style-name="T2">plugin</text:span>.</text:p>
      <text:p text:style-name="Standard">The set of apis is described in <text:span text:style-name="T3">lib/gvc/gvplugin.h</text:span> and each api is individually described in, e.g. <text:span text:style-name="T3">lib/gvc/gvplugin_render.h</text:span>. <text:s text:c="2"/>The set of apis currently consists of:</text:p>
      <text:p text:style-name="Standard"><text:tab/>device:<text:tab/><text:tab/>output devices and file formats, e.g png, svg, gtk</text:p>
      <text:p text:style-name="Standard"><text:tab/>render:<text:tab/><text:tab/>drawing engines, e.g. cairo</text:p>
      <text:p text:style-name="Standard"><text:tab/>layout:<text:tab/><text:tab/>layout engines such as: dot, neato, circo, ...</text:p>
      <text:p text:style-name="Standard"><text:tab/>textlayout:<text:tab/>code that estimates the size of a block of text. <text:s/>Uses pango if available.<text:tab/><text:tab/></text:p>
      <text:p text:style-name="Standard"><text:tab/>loadimage:<text:tab/>code that loads an image in one format and makes it available in another format.</text:p>
      <text:p text:style-name="Standard"/>
      <text:p text:style-name="Standard">A <text:span text:style-name="T2">plugin-library</text:span> is an arbitrary collection of <text:span text:style-name="T2">plugins</text:span>, for one or more <text:span text:style-name="T2">plugin-apis</text:span>, that are loaded all together when any one of the contained <text:span text:style-name="T2">plugins</text:span> are demanded. <text:s text:c="2"/>The contents of a <text:span text:style-name="T2">plugin-library</text:span> are typically determined by other resources that are common to the set of <text:span text:style-name="T2">plugins</text:span>. <text:s text:c="2"/>For example, all the code that uses <text:span text:style-name="T3">libgd.so</text:span> is in the “gd” plugin. <text:s text:c="2"/></text:p>
      <text:p text:style-name="Standard"/>
      <text:p text:style-name="Standard">A <text:span text:style-name="T2">demand-loaded plugin</text:span> is one that is not loaded until its need for use on the has been determined from the current usage.</text:p>
      <text:p text:style-name="Standard"/>
      <text:p text:style-name="Standard">A <text:span text:style-name="T2">builtin-plugin</text:span> is one that is available at program start, whether or not it will be needed for the current usage. <text:s/><text:span text:style-name="T2">Builtin-plugins</text:span> can still be in the form of shared libraries, or they can be statically linked</text:p>
      <text:p text:style-name="Standard"/>
      <text:p text:style-name="Standard">A <text:span text:style-name="T2">statically-linked builtin-plugin</text:span> is one that is linked to the binary image at build time, rather than from a shared library at run-time.</text:p>
      <text:p text:style-name="Standard"/>
      <text:p text:style-name="Standard"/>
      <text:p text:style-name="P1">Mechanism</text:p>
      <text:p text:style-name="Standard"/>
      <text:p text:style-name="Standard">The contents of a <text:span text:style-name="T2">plugin-library</text:span> are self-describing. <text:s/>The <text:span text:style-name="T2">plugin-libraries</text:span> are named like: <text:span text:style-name="T3">libgvplugin_core.so</text:span> where the “<text:span text:style-name="T3">core</text:span>” of the library name matches the name of the single exposed symbol: <text:span text:style-name="T3">gvplugin_core_LTX_library</text:span>. <text:s text:c="2"/>This symbol is a pointer to a table of <text:span text:style-name="T2">plugin-apis</text:span> supported in this <text:span text:style-name="T2">plugin-library</text:span>, and for each <text:span text:style-name="T2">plugin-api</text:span> the list of <text:span text:style-name="T2">plugins</text:span> for that api. <text:s text:c="2"/>Each <text:span text:style-name="T2">plugin</text:span> provides a “quality” value which is used to control the default selection when there are multiple <text:span text:style-name="T2">plugins</text:span> of the same type loaded.</text:p>
      <text:p text:style-name="Standard"/>
      <text:p text:style-name="Standard">At installation time (with the file write privileges of the installer) “<text:span text:style-name="T2">dot -c</text:span>” is run to search for and verify loadability of all available <text:span text:style-name="T2">plugin-libraries</text:span>, and then to generate <text:span text:style-name="T3">/usr/lib/graphviz/config</text:span> which records their capabilities. <text:s text:c="2"/>This is a human-readable text file. When <text:span text:style-name="T2">dot</text:span> is run by a regular user to process a graph, only this <text:span text:style-name="T3">/usr/lib/graphviz/config</text:span> file is loaded at first so that the set of available <text:span text:style-name="T2">plugins</text:span> and their capabilities is known and the <text:span text:style-name="T2">plugin</text:span> can be loaded if needed.</text:p>
      <text:p text:style-name="Standard"/>
      <text:p text:style-name="Standard">When a <text:span text:style-name="T2">plugin</text:span> is demanded, the <text:span text:style-name="T2">plugin-library</text:span> containing that <text:span text:style-name="T2">plugin</text:span> is loaded in its entirety and all of the <text:span text:style-name="T2">plugins</text:span> it provides are recorded as loaded. <text:s text:c="2"/>One plugin may be dependent on another, if so</text:p>
      <text:p text:style-name="Standard">the dependency is loaded as well whenever the dependent is loaded. <text:s text:c="2"/>In particular, device plugins</text:p>
      <text:p text:style-name="Standard">are always dependent on a renderer.</text:p>
      <text:p text:style-name="Standard"/>
      <text:p text:style-name="Standard"/>
      <text:p text:style-name="P1">Running dot with plugins</text:p>
      <text:p text:style-name="Standard"/>
      <text:p text:style-name="Standard"><text:span text:style-name="T2">Dot</text:span> attempts to be transparent to the user about its use of <text:span text:style-name="T2">plugins</text:span>. <text:s/>By default it will always choose the highest “quality” <text:span text:style-name="T2">plugin</text:span> listed in <text:span text:style-name="T3">/usr/lib/graphviz/config</text:span>. <text:s text:c="2"/></text:p>
      <text:p text:style-name="Standard"/>
      <text:p text:style-name="Standard">Sometimes it may be necessary to override the default. <text:s/>This can be done for devices by indicating the specific renderer required: e.g.</text:p>
      <text:p text:style-name="P20">-Tpng:cairo</text:p>
      <text:p text:style-name="P20">-Tpng:gd</text:p>
      <text:p text:style-name="Standard">or further qualified by which plugin-library provides thedevice plugin: <text:s text:c="2"/>e.g.</text:p>
      <text:p text:style-name="P20">-Tpng:cairo:cairo</text:p>
      <text:p text:style-name="P20">-Tpng:cairo:gd</text:p>
      <text:p text:style-name="Standard"/>
      <text:p text:style-name="Standard">To allow the user to determine what renderers are available, the user can ask for any invalid plugin and <text:s/>dot will return the set available <text:span text:style-name="T2">plugins</text:span>:</text:p>
      <text:p text:style-name="Standard"/>
      <text:p text:style-name="P2">$ dot -T?</text:p>
      <text:p text:style-name="P2">Format: "?" not recognized. Use one of: bmp canon cmap cmapx cmapx_np dia dot fig gd gd2 gif gtk hpgl ico imap imap_np ismap jpe jpeg jpg mif mp pcl pdf pic plain plain-ext png ps ps2 svg svgz swf tga tif tiff vml vmlz vrml vtx wbmp xdot xlib</text:p>
      <text:p text:style-name="Standard"/>
      <text:p text:style-name="Standard">Or, if the <text:span text:style-name="T2">plugin-library</text:span> is not recognized then dot will return the set of alternatives:</text:p>
      <text:p text:style-name="Standard"/>
      <text:p text:style-name="P2">$ dot -Tpng:?</text:p>
      <text:p text:style-name="P2">Format: "png:?" not recognized. Use one of: png:cairo:cairo png:cairo:gd png:cairo:gdk_pixbuf png:gd:gd png:cairo:devil</text:p>
      <text:p text:style-name="P20"/>
      <text:p text:style-name="Standard">The order of the alternatives corresponds to their quality ranking, so <text:span text:style-name="T1">-Tpng:cairo:cairo</text:span> is the default, i.e.</text:p>
      <text:p text:style-name="Standard">the device and renderer combination used for: dot -Tpng </text:p>
      <text:p text:style-name="Standard"/>
      <text:p text:style-name="Standard">For additional information, <text:span text:style-name="T2">dot -v</text:span> will identify all available <text:span text:style-name="T2">plugins</text:span><text:span text:style-name="T3"> </text:span>for all <text:span text:style-name="T2">plugin-apis</text:span>:</text:p>
      <text:p text:style-name="Standard"/>
      <text:p text:style-name="P2">$ dot -v</text:p>
      <text:p text:style-name="P20">The plugin configuration file:</text:p>
      <text:p text:style-name="P20"><text:s text:c="8"/>/home/ellson/FIX/Linux.x86_64/lib/graphviz/config</text:p>
      <text:p text:style-name="P20"><text:s text:c="16"/>was successfully loaded.</text:p>
      <text:p text:style-name="P20"><text:s text:c="4"/>render <text:s text:c="5"/>: <text:s/>cairo dot fig gd map ming ps svg vml vrml xdot</text:p>
      <text:p text:style-name="P20"><text:s text:c="4"/>layout <text:s text:c="5"/>: <text:s/>circo dot fdp neato nop nop1 nop2 twopi</text:p>
      <text:p text:style-name="P20"><text:s text:c="4"/>textlayout <text:s/>: <text:s/>textlayout</text:p>
      <text:p text:style-name="P20"><text:s text:c="4"/>device <text:s text:c="5"/>: <text:s/>bmp canon cmap cmapx cmapx_np dia dot fig gd gd2 gif gtk hpgl ico imap imap_np ismap jpe jpeg jpg mif mp pcl pdf pic plain plain-ext png ps ps2 svg svgz swf tga tif tiff vml vmlz vrml vtx wbmp xdot xlib</text:p>
      <text:p text:style-name="P20"><text:s text:c="4"/>loadimage <text:s text:c="2"/>: <text:s/>(lib) gd gd2 gif jpe jpeg jpg png ps xbm</text:p>
      <text:p text:style-name="P20"/>
      <text:p text:style-name="P24">and, <text:span text:style-name="T2">dot -v2</text:span><text:span text:style-name="T10"> will identify all available plugin </text:span><text:span text:style-name="T5">type:dependency:library</text:span><text:span text:style-name="T10"> for all </text:span><text:span text:style-name="T2">plugin-apis</text:span><text:span text:style-name="T10">:</text:span></text:p>
      <text:p text:style-name="P24"><text:span text:style-name="T10"/></text:p>
      <text:p text:style-name="P2">$ dot -v2</text:p>
      <text:p text:style-name="P2">The plugin configuration file:</text:p>
      <text:p text:style-name="P2"><text:s text:c="8"/>/home/ellson/FIX/Linux.x86_64/lib/graphviz/config</text:p>
      <text:p text:style-name="P2"><text:s text:c="16"/>was successfully loaded.</text:p>
      <text:p text:style-name="P2"><text:s text:c="4"/>render <text:s text:c="5"/>: <text:s/>cairo:cairo dot:core fig:core gd:gd map:core ming:ming ps:core svg:core vml:core</text:p>
      <text:p text:style-name="P2">vrml:gd xdot:core</text:p>
      <text:p text:style-name="P2"><text:s text:c="4"/>layout <text:s text:c="5"/>: <text:s/>circo:neato_layout dot:dot_layout fdp:neato_layout neato:neato_layout</text:p>
      <text:p text:style-name="P2">nop:neato_layout nop1:neato_layout nop2:neato_layout twopi:neato_layout</text:p>
      <text:p text:style-name="P2"><text:s text:c="4"/>textlayout <text:s/>: <text:s/>textlayout:cairo textlayout:gd</text:p>
      <text:p text:style-name="P2"><text:s text:c="4"/>device <text:s text:c="5"/>: <text:s/>bmp:cairo:gdk_pixbuf bmp:cairo:devil canon:dot:core cmap:map:core cmapx:map:core cmapx_np:map:core dia:cg dot:dot:core fig:fig:core gd:cairo:gd gd:gd:gd gd2:cairo:gd gd2:gd:gd gif:cairo:gd gif:gd:gd gtk:cairo:gtk hpgl:cg ico:cairo:gdk_pixbuf imap:map:core imap_np:map:core ismap:map:core jpe:cairo:gdk_pixbuf jpe:cairo:gd jpe:gd:gd jpe:cairo:devil jpeg:cairo:gdk_pixbuf jpeg:cairo:gd jpeg:gd:gd jpeg:cairo:devil jpg:cairo:gdk_pixbuf jpg:cairo:gd jpg:gd:gd jpg:cairo:devil</text:p>
      <text:p text:style-name="P2">mif:cg mp:cg pcl:cg pdf:cairo:cairo pic:cg plain:dot:core plain-ext:dot:core png:cairo:cairo png:cairo:gd png:cairo:gdk_pixbuf png:gd:gd png:cairo:devil ps:ps:core ps:cairo:cairo ps2:ps:core svg:svg:core svg:cairo:cairo svgz:svg:core swf:ming:ming tga:cairo:devil tif:cairo:gdk_pixbuf tif:cairo:devil tiff:cairo:gdk_pixbuf tiff:cairo:devil vml:vml:core vmlz:vml:core vrml:vrml:gd vtx:cg wbmp:cairo:gd wbmp:gd:gd xdot:xdot:core xlib:cairo:xlib</text:p>
      <text:p text:style-name="P2"><text:s text:c="4"/>loadimage <text:s text:c="2"/>: <text:s/>(lib):ps:core gd:ps:gd gd:gd:gd gd2:ps:gd gd2:gd:gd gif:ps:gd gif:gd:gd gif:xdot:core gif:vrml:core gif:fig:core gif:svg:core jpe:ps:gd jpe:gd:gd jpe:xdot:core jpe:vrml:core jpe:fig:core jpe:svg:core jpeg:ps:gd jpeg:gd:gd jpeg:xdot:core jpeg:vrml:core jpeg:fig:core jpeg:svg:core jpg:ps:gd jpg:gd:gd jpg:xdot:core jpg:vrml:core jpg:fig:core jpg:svg:core png:ps:cairo png:ps:gd png:gd:gd png:xdot:core png:vrml:core png:fig:core png:svg:core png:cairo:cairo ps:ps:core xbm:ps:gd xbm:gd:gd</text:p>
      <text:p text:style-name="P20"><text:span text:style-name="T10"><text:s/></text:span></text:p>
      <text:p text:style-name="P24"/>
      <text:p text:style-name="P1">Installing plugins</text:p>
      <text:p text:style-name="Standard"/>
      <text:p text:style-name="Standard">On package managed systems using .rpm or .deb or similar, the details of the installation process are handled automatically. </text:p>
      <text:p text:style-name="Standard"/>
      <text:p text:style-name="Standard">The key point about plugin-library installation or removal is that the <text:span text:style-name="T3">/usr/lib/graphviz/config</text:span></text:p>
      <text:p text:style-name="Standard">file must be kept up to date by using “<text:span text:style-name="T2">dot -c</text:span>”.</text:p>
      <text:p text:style-name="Standard"/>
      <text:p text:style-name="Standard"/>
      <text:p text:style-name="P1">Builtins and static linking</text:p>
      <text:p text:style-name="Standard"/>
      <text:p text:style-name="Standard">A <text:span text:style-name="T2">plugin</text:span> is <text:span text:style-name="T2">builtin</text:span> if it is linked to the executable at startup.</text:p>
      <text:p text:style-name="Standard"/>
      <text:p text:style-name="Standard">Dot can be configured and built with an arbitrary combination of <text:span text:style-name="T2">builtin</text:span> and <text:span text:style-name="T2">demand loaded plugins,</text:span></text:p>
      <text:p text:style-name="Standard"><text:span text:style-name="T10">however p</text:span><text:span text:style-name="T2">lugins</text:span> that are to be <text:span text:style-name="T2">builtin</text:span> must be explicitly listed and linked at build time.</text:p>
      <text:p text:style-name="Standard">This is done by providing a source file like <text:span text:style-name="T3">lib/gvc/dot_builtins.c</text:span> that is linked to the executable, and</text:p>
      <text:p text:style-name="Standard">adding the matching -lgvplugin_xxx to satisfy the symbol reference.</text:p>
      <text:p text:style-name="Standard"/>
      <text:p text:style-name="Standard">To control whether demand loading is available at all, link with <text:span text:style-name="T3">lib/gvc/demand_loading.c</text:span> or <text:span text:style-name="T3">lib/gvc/no_demand_loading.c</text:span></text:p>
      <text:p text:style-name="Standard"/>
      <text:p text:style-name="Standard">For the common case of maximal use of <text:span text:style-name="T2">demand-loaded plugins</text:span> the <text:span text:style-name="T3">libgvc.so</text:span> library is already linked with <text:s/><text:span text:style-name="T3">lib/gvc/demand_loading.c</text:span><text:span text:style-name="T7"> </text:span><text:span text:style-name="T6">and</text:span><text:span text:style-name="T7"> </text:span><text:span text:style-name="T3">lib/gvc/dot_builtins.c. <text:s/></text:span><text:span text:style-name="T7">To</text:span><text:span text:style-name="T3"> </text:span><text:span text:style-name="T7">provide you own choice of </text:span><text:span text:style-name="T8">builtins</text:span><text:span text:style-name="T7">, and </text:span><text:span text:style-name="T8">demand-loading</text:span><text:span text:style-name="T7"> use </text:span><text:span text:style-name="T3">libgvc_builtins.so </text:span><text:span text:style-name="T7">and your own versions of </text:span><text:span text:style-name="T3">builtins.c</text:span><text:span text:style-name="T7"> and </text:span><text:span text:style-name="T3">demand_loading.c.</text:span></text:p>
      <text:p text:style-name="Standard"/>
      <text:p text:style-name="Standard">Static linking will link all graphviz libraries, and any <text:span text:style-name="T2">plugins-libraries</text:span> that are <text:span text:style-name="T2">builtin</text:span>, into a single binary. <text:s/>Note that system libraries are not statically linked to the image.</text:p>
      <text:p text:style-name="Standard"/>
      <text:p text:style-name="Standard">See <text:span text:style-name="T3">cmd/dot/Makefile.am</text:span> for the technique used to build <text:span text:style-name="T2">dot_static.</text:span></text:p>
      <text:p text:style-name="Standard"/>
      <text:p text:style-name="Standard"/>
      <text:p text:style-name="P1">Writing a plugin</text:p>
      <text:p text:style-name="Standard"/>
      <text:p text:style-name="Standard">A <text:span text:style-name="T2">plugin_library</text:span> is an implementation of one or more <text:span text:style-name="T2">plugin_types</text:span> for one or more <text:span text:style-name="T2">plugin_apis</text:span><text:span text:style-name="T10">.</text:span></text:p>
      <text:p text:style-name="Standard"><text:span text:style-name="T10"/></text:p>
      <text:p text:style-name="Standard"><text:span text:style-name="T10">Each library has a single public symbol of type: </text:span><text:span text:style-name="T5">gvplugin_library_t</text:span><text:span text:style-name="T10"> <text:s/>provided in a file named like: </text:span><text:span text:style-name="T5">devil/gvplugin_devil.c</text:span><text:span text:style-name="T10">. </text:span></text:p>
      <text:p text:style-name="Standard"><text:span text:style-name="T10"/></text:p>
      <text:p text:style-name="P22"><text:span text:style-name="T10">gvplugin_library_t gvplugin_devil_LTX_library = { "devil", apis };</text:span></text:p>
      <text:p text:style-name="Standard"><text:span text:style-name="T10"/></text:p>
      <text:p text:style-name="Standard"><text:span text:style-name="T10">This symbol is the address of a struct which provides the name of the library and a pointer to the set of plugin_apis implemented in the library. <text:s/>The apis are defined in a: static </text:span><text:span text:style-name="T5">gvplugin_api_t apis[] = {...}</text:span><text:span text:style-name="T10"> <text:s/>each element of this array provides an api identifier and a pointer to the set of types of that api implemented in this plugin_library.</text:span></text:p>
      <text:p text:style-name="Standard"><text:span text:style-name="T10"></text:span></text:p>
      <text:p text:style-name="P22"><text:span text:style-name="T10">static gvplugin_api_t apis[] = {</text:span></text:p>
      <text:p text:style-name="P22"><text:span text:style-name="T10"><text:s text:c="4"/>{API_device, &amp;gvdevice_devil_types},</text:span></text:p>
      <text:p text:style-name="P22"><text:span text:style-name="T10"><text:s text:c="4"/>{(api_t)0, 0},</text:span></text:p>
      <text:p text:style-name="P22"><text:span text:style-name="T10">};</text:span></text:p>
      <text:p text:style-name="Standard"><text:span text:style-name="T10"/></text:p>
      <text:p text:style-name="Standard"><text:span text:style-name="T10">Each </text:span><text:span text:style-name="T2">plugin_api</text:span><text:span text:style-name="T10"> in the </text:span><text:span text:style-name="T2">plugin_library</text:span><text:span text:style-name="T10"> is typically provided by a separate file like: </text:span><text:span text:style-name="T5">devil/gvdevice_devil.c</text:span><text:span text:style-name="T10">. <text:s text:c="2"/>This file provides the set of types in an array of </text:span></text:p>
      <text:p text:style-name="P19">gvplugin_installed_t<text:span text:style-name="T7">. <text:s/>Each element of the array provides: <text:s/>an id for the type, a string “name:dependency”, a quality value, a pointer to an engine implementing the api, and a pointer to a feature table.</text:span></text:p>
      <text:p text:style-name="P19"><text:span text:style-name="T7"/></text:p>
      <text:p text:style-name="P23"><text:span text:style-name="T7">gvplugin_installed_t gvdevice_devil_types[] = {</text:span></text:p>
      <text:p text:style-name="P23"><text:span text:style-name="T7"><text:s text:c="4"/>{IL_BMP, "bmp:cairo", -1, &amp;devil_engine, &amp;device_features_devil},</text:span></text:p>
      <text:p text:style-name="P23"><text:span text:style-name="T7"><text:s text:c="4"/>{IL_JPG, "jpg:cairo", -1, &amp;devil_engine, &amp;device_features_devil},</text:span></text:p>
      <text:p text:style-name="P23"><text:span text:style-name="T7"><text:s text:c="4"/>{IL_JPG, "jpe:cairo", -1, &amp;devil_engine, &amp;device_features_devil},</text:span></text:p>
      <text:p text:style-name="P23"><text:span text:style-name="T7"><text:s text:c="4"/>{IL_JPG, "jpeg:cairo", -1, &amp;devil_engine, &amp;device_features_devil},</text:span></text:p>
      <text:p text:style-name="P23"><text:span text:style-name="T7"><text:s text:c="4"/>{IL_PNG, "png:cairo", -1, &amp;devil_engine, &amp;device_features_devil},</text:span></text:p>
      <text:p text:style-name="P23"><text:span text:style-name="T7"><text:s text:c="4"/>{IL_TIF, "tif:cairo", -1, &amp;devil_engine, &amp;device_features_devil},</text:span></text:p>
      <text:p text:style-name="P23"><text:span text:style-name="T7"><text:s text:c="4"/>{IL_TIF, "tiff:cairo", -1, &amp;devil_engine, &amp;device_features_devil},</text:span></text:p>
      <text:p text:style-name="P23"><text:span text:style-name="T7"><text:s text:c="4"/>{IL_TGA, "tga:cairo", -1, &amp;devil_engine, &amp;device_features_devil},</text:span></text:p>
      <text:p text:style-name="P23"><text:span text:style-name="T7"><text:s text:c="4"/>{0, NULL, 0, NULL, NULL}</text:span></text:p>
      <text:p text:style-name="P23"><text:span text:style-name="T7">};</text:span></text:p>
      <text:p text:style-name="P19"><text:span text:style-name="T7"/></text:p>
      <text:p text:style-name="P19"><text:span text:style-name="T7">The engine is a jump table into the functions for the api. <text:s text:c="2"/>Any entry can be NULL if not implemented by the plugin:</text:span></text:p>
      <text:p text:style-name="P19"><text:span text:style-name="T7"/></text:p>
      <text:p text:style-name="P23"><text:span text:style-name="T7">static gvdevice_engine_t devil_engine = {</text:span></text:p>
      <text:p text:style-name="P23"><text:span text:style-name="T7"><text:s text:c="4"/>NULL,</text:span></text:p>
      <text:p text:style-name="P23"><text:span text:style-name="T7"><text:s text:c="4"/>NULL,</text:span></text:p>
      <text:p text:style-name="P23"><text:span text:style-name="T7"><text:s text:c="4"/>devil_format,</text:span></text:p>
      <text:p text:style-name="P23"><text:span text:style-name="T7"><text:s text:c="4"/>NULL,</text:span></text:p>
      <text:p text:style-name="P23"><text:span text:style-name="T7">};</text:span></text:p>
      <text:p text:style-name="P19"><text:span text:style-name="T7"/></text:p>
      <text:p text:style-name="P1">ToDo</text:p>
      <text:list text:style-name="L3">
        <text:list-header>
          <text:p text:style-name="P14"/>
        </text:list-header>
        <text:list-item>
          <text:p text:style-name="P15">“file” and “compressed file” output should be implemented as device plugins.</text:p>
        </text:list-item>
        <text:list-item>
          <text:p text:style-name="P15">Implement a mechanism for overriding <text:span text:style-name="T2">plugins</text:span> for other <text:span text:style-name="T2">plugin-apis</text:span> from the command line.</text:p>
        </text:list-item>
        <text:list-item>
          <text:p text:style-name="P15">Provide a new <text:span text:style-name="T2">plugin-api</text:span> and <text:span text:style-name="T2">plugins</text:span> for input-parsing – add support for e.g. GXL input<text:span text:style-name="T12">.</text:span></text:p>
        </text:list-item>
      </text:list>
      <text:p text:style-name="P1"/>
      <text:p text:style-name="P1"/>
      <text:p text:style-name="P1">Author</text:p>
      <text:p text:style-name="P18"/>
      <text:p text:style-name="Standard"><text:span text:style-name="T11"><text:s/><text:tab/></text:span><text:span text:style-name="T4">John Ellson</text:span><text:span text:style-name="T11"> - </text:span><text:span text:style-name="T12">August 10, 200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 Condensed" svg:font-family="'Nimbus Sans L Condensed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John Ellson</meta:initial-creator>
    <meta:creation-date>2007-08-10T13:34:07</meta:creation-date>
    <dc:creator>John Ellson</dc:creator>
    <dc:date>2007-09-07T17:36:55</dc:date>
    <dc:language>en-US</dc:language>
    <meta:editing-cycles>4</meta:editing-cycles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23" meta:word-count="2053" meta:character-count="11688"/>
  </office:meta>
</office:document-meta>
</file>